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c23" officeooo:paragraph-rsid="001e6c23"/>
    </style:style>
    <style:style style:name="P2" style:family="paragraph" style:parent-style-name="Standard">
      <style:text-properties officeooo:rsid="001e6c23" officeooo:paragraph-rsid="0021a72f"/>
    </style:style>
    <style:style style:name="T1" style:family="text">
      <style:text-properties officeooo:rsid="001fa98a"/>
    </style:style>
    <style:style style:name="T2" style:family="text">
      <style:text-properties officeooo:rsid="00206be0"/>
    </style:style>
    <style:style style:name="T3" style:family="text">
      <style:text-properties officeooo:rsid="0021a72f"/>
    </style:style>
    <style:style style:name="T4" style:family="text">
      <style:text-properties officeooo:rsid="00225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 Analysis Cheatsheet</text:h>
      <text:p text:style-name="P1"/>
      <text:h text:style-name="Heading_20_8" text:outline-level="8">1. import &amp; explore</text:h>
      <text:p text:style-name="P1"><text:tab/>data = pd.read_csv('filepath.csv')</text:p>
      <text:p text:style-name="P1"><text:tab/>data.head()</text:p>
      <text:p text:style-name="P1"><text:tab/>data.shape</text:p>
      <text:p text:style-name="P1"/>
      <text:h text:style-name="Heading_20_8" text:outline-level="8">2. Erreur de type</text:h>
      <text:p text:style-name="P1"><text:tab/>data.dtype<text:span text:style-name="T2">s</text:span></text:p>
      <text:p text:style-name="P1"><text:tab/>data['colonne'] = pd.to_datetime(data['colonne'])</text:p>
      <text:p text:style-name="P1"/>
      <text:h text:style-name="Heading_20_8" text:outline-level="8">3. NaN</text:h>
      <text:p text:style-name="P1"><text:tab/>data.isnull().sum()</text:p>
      <text:p text:style-name="P1"><text:tab/>data.loc[data['colonne'].isnull(),:]<text:tab/><text:tab/><text:tab/>affiche les lignes nulles</text:p>
      <text:p text:style-name="P1"/>
      <text:h text:style-name="Heading_20_8" text:outline-level="8">4. Duplicated</text:h>
      <text:p text:style-name="P2"><text:tab/>data.loc[data.duplicated(keep=False),:] <text:tab/><text:tab/><text:span text:style-name="T3">recherche rapide</text:span></text:p>
      <text:p text:style-name="P2"><text:tab/>data.loc[data[['premier col', 'col2', 'col3','dernière colonne']].duplicated(keep=False),:]</text:p>
      <text:p text:style-name="P1"><text:tab/><text:tab/><text:tab/><text:tab/><text:tab/><text:tab/><text:tab/><text:tab/><text:span text:style-name="T3">recherche par colonne</text:span></text:p>
      <text:h text:style-name="Heading_20_8" text:outline-level="8"/>
      <text:h text:style-name="Heading_20_8" text:outline-level="8">5. Outlier</text:h>
      <text:p text:style-name="Text_20_body"><text:tab/><text:span text:style-name="T1">Data.describe</text:span><text:span text:style-name="T4">()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7:36:20.258604570</meta:creation-date>
    <dc:date>2024-07-02T06:52:38.055685243</dc:date>
    <meta:editing-duration>PT15M42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17" meta:word-count="44" meta:character-count="490" meta:non-whitespace-character-count="441"/>
  </office:meta>
</office:document-meta>
</file>